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000000010AF5FCE3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st.<draw:frame draw:style-name="fr1" text:anchor-type="char" svg:x="-0.011cm" svg:y="0.019cm" svg:width="0.951cm" svg:height="0.951cm" draw:z-index="0"><draw:image xlink:href="Pictures/100000000000001000000010AF5FCE36.png" xlink:type="simple" xlink:show="embed" xlink:actuate="onLoad"/></draw:frame></text:p>
      <text:p text:style-name="Standard">2nd.</text:p>
      <text:p text:style-name="Standard">3r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3" meta:word-count="3" meta:character-count="12" meta:non-whitespace-character-count="12"/>
    <meta:generator>LibreOfficeDev/4.4.0.0.alpha0$Linux_X86_64 LibreOffice_project/a661238aea085658df2c869b05a8fee142be0947</meta:generator>
  </office:meta>
</office:document-meta>
</file>